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18.06pt"/>
    </style:style>
    <style:style style:name="co3" style:family="table-column">
      <style:table-column-properties fo:break-before="auto" style:column-width="79.14pt"/>
    </style:style>
    <style:style style:name="co4" style:family="table-column">
      <style:table-column-properties fo:break-before="auto" style:column-width="74.3pt"/>
    </style:style>
    <style:style style:name="co5" style:family="table-column">
      <style:table-column-properties fo:break-before="auto" style:column-width="89.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ta2" style:family="table" style:master-page-name="PageStyle_5f_Página2">
      <style:table-properties table:display="true" style:writing-mode="lr-tb"/>
    </style:style>
    <style:style style:name="ta3" style:family="table" style:master-page-name="PageStyle_5f_Página3">
      <style:table-properties table:display="true" style:writing-mode="lr-tb"/>
    </style:style>
    <style:style style:name="ta4" style:family="table" style:master-page-name="PageStyle_5f_Página4">
      <style:table-properties table:display="true" style:writing-mode="lr-tb"/>
    </style:style>
    <style:style style:name="ta5" style:family="table" style:master-page-name="PageStyle_5f_Página5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0pt" fo:font-style="normal" fo:text-shadow="none" style:text-underline-style="none" fo:font-weight="normal" style:font-size-asian="10pt" style:font-style-asian="normal" style:font-weight-asian="normal" style:font-name-complex="&quot;Liberation Sans&quot;" style:font-size-complex="10pt" style:font-style-complex="normal" style:font-weight-complex="normal"/>
    </style:style>
    <style:style style:name="ce8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0pt" fo:font-style="normal" fo:text-shadow="none" style:text-underline-style="none" fo:font-weight="normal" style:font-size-asian="10pt" style:font-style-asian="normal" style:font-weight-asian="normal" style:font-name-complex="&quot;Liberation Sans&quot;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cccc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cccc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0pt" fo:font-style="normal" fo:text-shadow="none" style:text-underline-style="none" fo:font-weight="normal" style:font-size-asian="10pt" style:font-style-asian="normal" style:font-weight-asian="normal" style:font-name-complex="&quot;Liberation Sans&quot;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0pt" fo:font-style="normal" fo:text-shadow="none" style:text-underline-style="none" fo:font-weight="normal" style:font-size-asian="10pt" style:font-style-asian="normal" style:font-weight-asian="normal" style:font-name-complex="&quot;Liberation Sans&quot;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APROVADO&quot;" style:apply-style-name="ConditionalStyle_5f_1" style:base-cell-address="Página3.I1"/>
    </style:style>
    <style:style style:name="ce14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APROVADO&quot;" style:apply-style-name="ConditionalStyle_5f_1" style:base-cell-address="Página3.I1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A&quot;" style:apply-style-name="ConditionalStyle_5f_3" style:base-cell-address="Página3.M6"/>
    </style:style>
    <style:style style:name="ce16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0pt" fo:font-style="normal" fo:text-shadow="none" style:text-underline-style="none" fo:font-weight="normal" style:font-size-asian="10pt" style:font-style-asian="normal" style:font-weight-asian="normal" style:font-name-complex="&quot;Liberation Sans&quot;" style:font-size-complex="10pt" style:font-style-complex="normal" style:font-weight-complex="normal"/>
    </style:style>
    <style:style style:name="ce21" style:family="table-cell" style:parent-style-name="Default">
      <style:table-cell-properties fo:background-color="#fce5c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26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26">
      <style:table-cell-properties fo:background-color="#fce5c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Vendedor</text:p>
          </table:table-cell>
          <table:table-cell table:style-name="ce1" office:value-type="string" calcext:value-type="string">
            <text:p>Produto</text:p>
          </table:table-cell>
          <table:table-cell table:style-name="ce1" office:value-type="string" calcext:value-type="string">
            <text:p>Valor</text:p>
          </table:table-cell>
          <table:table-cell table:style-name="ce3" table:number-columns-repeated="2"/>
          <table:table-cell table:style-name="ce1" office:value-type="string" calcext:value-type="string">
            <text:p>TOTAL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date" office:date-value="2019-02-10" calcext:value-type="date">
            <text:p>10/02/2019</text:p>
          </table:table-cell>
          <table:table-cell table:style-name="ce3" office:value-type="string" calcext:value-type="string">
            <text:p>Ana</text:p>
          </table:table-cell>
          <table:table-cell table:style-name="ce4" office:value-type="string" calcext:value-type="string">
            <text:p>Lâmpada</text:p>
          </table:table-cell>
          <table:table-cell table:style-name="ce3" office:value-type="float" office:value="320" calcext:value-type="float">
            <text:p>320</text:p>
          </table:table-cell>
          <table:table-cell table:style-name="ce3"/>
          <table:table-cell table:style-name="ce5" office:value-type="string" calcext:value-type="string">
            <text:p>Ana</text:p>
          </table:table-cell>
          <table:table-cell table:style-name="ce3" table:formula="of:=SUMIF([.B$1:.B$1048576];[.F2];[.D$1:.D$1048576])" office:value-type="float" office:value="1340" calcext:value-type="float">
            <text:p>1340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2" office:value-type="date" office:date-value="2019-02-10" calcext:value-type="date">
            <text:p>10/02/2019</text:p>
          </table:table-cell>
          <table:table-cell table:style-name="ce3" office:value-type="string" calcext:value-type="string">
            <text:p>Paulo</text:p>
          </table:table-cell>
          <table:table-cell table:style-name="ce4" office:value-type="string" calcext:value-type="string">
            <text:p>Luminária</text:p>
          </table:table-cell>
          <table:table-cell table:style-name="ce3" office:value-type="float" office:value="740" calcext:value-type="float">
            <text:p>740</text:p>
          </table:table-cell>
          <table:table-cell table:style-name="ce3"/>
          <table:table-cell table:style-name="ce5" office:value-type="string" calcext:value-type="string">
            <text:p>João</text:p>
          </table:table-cell>
          <table:table-cell table:style-name="ce3" table:formula="of:=SUMIF([.B$1:.B$1048576];[.F3];[.D$1:.D$1048576])" office:value-type="float" office:value="1760" calcext:value-type="float">
            <text:p>1760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2" office:value-type="date" office:date-value="2019-02-10" calcext:value-type="date">
            <text:p>10/02/2019</text:p>
          </table:table-cell>
          <table:table-cell table:style-name="ce3" office:value-type="string" calcext:value-type="string">
            <text:p>João</text:p>
          </table:table-cell>
          <table:table-cell table:style-name="ce4" office:value-type="string" calcext:value-type="string">
            <text:p>Lâmpada</text:p>
          </table:table-cell>
          <table:table-cell table:style-name="ce3" office:value-type="float" office:value="560" calcext:value-type="float">
            <text:p>560</text:p>
          </table:table-cell>
          <table:table-cell table:style-name="ce3" table:number-columns-repeated="4"/>
          <table:table-cell table:number-columns-repeated="1016"/>
        </table:table-row>
        <table:table-row table:style-name="ro1">
          <table:table-cell table:style-name="ce2" office:value-type="date" office:date-value="2019-03-10" calcext:value-type="date">
            <text:p>10/03/2019</text:p>
          </table:table-cell>
          <table:table-cell table:style-name="ce3" office:value-type="string" calcext:value-type="string">
            <text:p>Ana</text:p>
          </table:table-cell>
          <table:table-cell table:style-name="ce4" office:value-type="string" calcext:value-type="string">
            <text:p>Lâmpada</text:p>
          </table:table-cell>
          <table:table-cell table:style-name="ce3" office:value-type="float" office:value="820" calcext:value-type="float">
            <text:p>820</text:p>
          </table:table-cell>
          <table:table-cell table:style-name="ce3" table:number-columns-repeated="4"/>
          <table:table-cell table:number-columns-repeated="1016"/>
        </table:table-row>
        <table:table-row table:style-name="ro1">
          <table:table-cell table:style-name="ce2" office:value-type="date" office:date-value="2019-03-10" calcext:value-type="date">
            <text:p>10/03/2019</text:p>
          </table:table-cell>
          <table:table-cell table:style-name="ce3" office:value-type="string" calcext:value-type="string">
            <text:p>Paulo</text:p>
          </table:table-cell>
          <table:table-cell table:style-name="ce4" office:value-type="string" calcext:value-type="string">
            <text:p>Lâmpada</text:p>
          </table:table-cell>
          <table:table-cell table:style-name="ce3" office:value-type="float" office:value="670" calcext:value-type="float">
            <text:p>670</text:p>
          </table:table-cell>
          <table:table-cell table:style-name="ce3" table:number-columns-repeated="4"/>
          <table:table-cell table:number-columns-repeated="1016"/>
        </table:table-row>
        <table:table-row table:style-name="ro1">
          <table:table-cell table:style-name="ce2" office:value-type="date" office:date-value="2019-03-10" calcext:value-type="date">
            <text:p>10/03/2019</text:p>
          </table:table-cell>
          <table:table-cell table:style-name="ce3" office:value-type="string" calcext:value-type="string">
            <text:p>João</text:p>
          </table:table-cell>
          <table:table-cell table:style-name="ce4" office:value-type="string" calcext:value-type="string">
            <text:p>Luminária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table:number-columns-repeated="4"/>
          <table:table-cell table:number-columns-repeated="1016"/>
        </table:table-row>
        <table:table-row table:style-name="ro1">
          <table:table-cell table:style-name="ce2" office:value-type="date" office:date-value="2019-03-11" calcext:value-type="date">
            <text:p>11/03/2019</text:p>
          </table:table-cell>
          <table:table-cell table:style-name="ce3" office:value-type="string" calcext:value-type="string">
            <text:p>Ana</text:p>
          </table:table-cell>
          <table:table-cell table:style-name="ce4" office:value-type="string" calcext:value-type="string">
            <text:p>Lâmpada</text:p>
          </table:table-cell>
          <table:table-cell table:style-name="ce3" office:value-type="float" office:value="200" calcext:value-type="float">
            <text:p>200</text:p>
          </table:table-cell>
          <table:table-cell table:style-name="ce3" table:number-columns-repeated="4"/>
          <table:table-cell table:number-columns-repeated="1016"/>
        </table:table-row>
        <table:table-row table:style-name="ro1">
          <table:table-cell table:style-name="ce3" table:number-columns-repeated="8"/>
          <table:table-cell table:number-columns-repeated="1016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ágina2" table:style-name="ta2">
        <table:table-column table:style-name="co1" table:number-columns-repeated="1024" table:default-cell-style-name="Default"/>
        <table:table-row table:style-name="ro1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3"/>
          <table:table-cell table:style-name="ce6" office:value-type="string" calcext:value-type="string">
            <text:p>Produto</text:p>
          </table:table-cell>
          <table:table-cell table:style-name="ce6" office:value-type="string" calcext:value-type="string">
            <text:p>Valor (Fornecedor)</text:p>
          </table:table-cell>
          <table:table-cell table:style-name="ce6" office:value-type="string" calcext:value-type="string">
            <text:p>Imposto A</text:p>
          </table:table-cell>
          <table:table-cell table:style-name="ce6" office:value-type="string" calcext:value-type="string">
            <text:p>Subtotal A</text:p>
          </table:table-cell>
          <table:table-cell table:style-name="ce6" office:value-type="string" calcext:value-type="string">
            <text:p>Imposto B</text:p>
          </table:table-cell>
          <table:table-cell table:style-name="ce6" office:value-type="string" calcext:value-type="string">
            <text:p>Subtotal B</text:p>
          </table:table-cell>
          <table:table-cell table:style-name="ce10" office:value-type="string" calcext:value-type="string">
            <text:p>Lucro</text:p>
          </table:table-cell>
          <table:table-cell table:style-name="ce6" office:value-type="string" calcext:value-type="string">
            <text:p>Valor (Final / Loja)</text:p>
          </table:table-cell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3"/>
          <table:table-cell table:style-name="ce7" office:value-type="string" calcext:value-type="string">
            <text:p>Monitor 14 Pol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40" calcext:value-type="float">
            <text:p>44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520" calcext:value-type="float">
            <text:p>520</text:p>
          </table:table-cell>
          <table:table-cell table:style-name="ce11" office:value-type="float" office:value="60" calcext:value-type="float">
            <text:p>60</text:p>
          </table:table-cell>
          <table:table-cell table:style-name="ce7" office:value-type="float" office:value="580" calcext:value-type="float">
            <text:p>580</text:p>
          </table:table-cell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3"/>
          <table:table-cell table:style-name="ce7" office:value-type="string" calcext:value-type="string">
            <text:p>TV 27 Pol</text:p>
          </table:table-cell>
          <table:table-cell table:style-name="ce8" office:value-type="float" office:value="1000" calcext:value-type="float">
            <text:p>1,000.00</text:p>
          </table:table-cell>
          <table:table-cell table:style-name="ce7" office:value-type="float" office:value="120" calcext:value-type="float">
            <text:p>120</text:p>
          </table:table-cell>
          <table:table-cell table:style-name="ce8" office:value-type="float" office:value="1120" calcext:value-type="float">
            <text:p>1,120.00</text:p>
          </table:table-cell>
          <table:table-cell table:style-name="ce7" office:value-type="float" office:value="200" calcext:value-type="float">
            <text:p>200</text:p>
          </table:table-cell>
          <table:table-cell table:style-name="ce8" office:value-type="float" office:value="1320" calcext:value-type="float">
            <text:p>1,320.00</text:p>
          </table:table-cell>
          <table:table-cell table:style-name="ce11" office:value-type="float" office:value="150" calcext:value-type="float">
            <text:p>150</text:p>
          </table:table-cell>
          <table:table-cell table:style-name="ce8" office:value-type="float" office:value="1470" calcext:value-type="float">
            <text:p>1,470.00</text:p>
          </table:table-cell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3"/>
          <table:table-cell table:style-name="ce7" office:value-type="string" calcext:value-type="string">
            <text:p>Celular 5 Pol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880" calcext:value-type="float">
            <text:p>880</text:p>
          </table:table-cell>
          <table:table-cell table:style-name="ce7" office:value-type="float" office:value="160" calcext:value-type="float">
            <text:p>160</text:p>
          </table:table-cell>
          <table:table-cell table:style-name="ce8" office:value-type="float" office:value="1040" calcext:value-type="float">
            <text:p>1,040.00</text:p>
          </table:table-cell>
          <table:table-cell table:style-name="ce11" office:value-type="float" office:value="120" calcext:value-type="float">
            <text:p>120</text:p>
          </table:table-cell>
          <table:table-cell table:style-name="ce8" office:value-type="float" office:value="1160" calcext:value-type="float">
            <text:p>1,160.00</text:p>
          </table:table-cell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3"/>
          <table:table-cell table:style-name="ce7" office:value-type="string" calcext:value-type="string">
            <text:p>Rádio AM/FM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20" calcext:value-type="float">
            <text:p>22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260" calcext:value-type="float">
            <text:p>260</text:p>
          </table:table-cell>
          <table:table-cell table:style-name="ce11" office:value-type="float" office:value="30" calcext:value-type="float">
            <text:p>30</text:p>
          </table:table-cell>
          <table:table-cell table:style-name="ce7" office:value-type="float" office:value="290" calcext:value-type="float">
            <text:p>290</text:p>
          </table:table-cell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3"/>
          <table:table-cell table:style-name="ce7" office:value-type="string" calcext:value-type="string">
            <text:p>Notebook</text:p>
          </table:table-cell>
          <table:table-cell table:style-name="ce8" office:value-type="float" office:value="2000" calcext:value-type="float">
            <text:p>2,000.00</text:p>
          </table:table-cell>
          <table:table-cell table:style-name="ce7" office:value-type="float" office:value="200" calcext:value-type="float">
            <text:p>200</text:p>
          </table:table-cell>
          <table:table-cell table:style-name="ce8" office:value-type="float" office:value="2200" calcext:value-type="float">
            <text:p>2,200.00</text:p>
          </table:table-cell>
          <table:table-cell table:style-name="ce7" office:value-type="float" office:value="400" calcext:value-type="float">
            <text:p>400</text:p>
          </table:table-cell>
          <table:table-cell table:style-name="ce8" office:value-type="float" office:value="2600" calcext:value-type="float">
            <text:p>2,600.00</text:p>
          </table:table-cell>
          <table:table-cell table:style-name="ce11" office:value-type="float" office:value="300" calcext:value-type="float">
            <text:p>300</text:p>
          </table:table-cell>
          <table:table-cell table:style-name="ce8" office:value-type="float" office:value="2900" calcext:value-type="float">
            <text:p>2,900.00</text:p>
          </table:table-cell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3"/>
          <table:table-cell table:style-name="ce7" office:value-type="string" calcext:value-type="string">
            <text:p>Relógio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390" calcext:value-type="float">
            <text:p>390</text:p>
          </table:table-cell>
          <table:table-cell table:style-name="ce11" office:value-type="float" office:value="45" calcext:value-type="float">
            <text:p>45</text:p>
          </table:table-cell>
          <table:table-cell table:style-name="ce7" office:value-type="float" office:value="435" calcext:value-type="float">
            <text:p>435</text:p>
          </table:table-cell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3"/>
          <table:table-cell table:style-name="ce7" office:value-type="string" calcext:value-type="string">
            <text:p>Luminária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6" calcext:value-type="float">
            <text:p>156</text:p>
          </table:table-cell>
          <table:table-cell table:style-name="ce11" office:value-type="float" office:value="18" calcext:value-type="float">
            <text:p>18</text:p>
          </table:table-cell>
          <table:table-cell table:style-name="ce7" office:value-type="float" office:value="174" calcext:value-type="float">
            <text:p>174</text:p>
          </table:table-cell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3"/>
          <table:table-cell table:style-name="ce7" office:value-type="string" calcext:value-type="string">
            <text:p>Sofá 3 Lugares</text:p>
          </table:table-cell>
          <table:table-cell table:style-name="ce7" office:value-type="float" office:value="700" calcext:value-type="float">
            <text:p>700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770" calcext:value-type="float">
            <text:p>770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910" calcext:value-type="float">
            <text:p>910</text:p>
          </table:table-cell>
          <table:table-cell table:style-name="ce11" office:value-type="float" office:value="105" calcext:value-type="float">
            <text:p>105</text:p>
          </table:table-cell>
          <table:table-cell table:style-name="ce8" office:value-type="float" office:value="1015" calcext:value-type="float">
            <text:p>1,015.00</text:p>
          </table:table-cell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3" table:number-columns-repeated="2"/>
          <table:table-cell table:style-name="ce9" office:value-type="string" calcext:value-type="string" table:number-columns-spanned="2" table:number-rows-spanned="1">
            <text:p>Quantos produtos apresentaram Lucro acima de R$ 60,00?</text:p>
          </table:table-cell>
          <table:covered-table-cell/>
          <table:table-cell table:style-name="ce3" table:formula="of:=COUNTIF([.H3:.H10];&quot;&gt;60&quot;)" office:value-type="float" office:value="4" calcext:value-type="float">
            <text:p>4</text:p>
          </table:table-cell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3" table:number-columns-repeated="2"/>
          <table:table-cell table:style-name="ce9" office:value-type="string" calcext:value-type="string" table:number-columns-spanned="2" table:number-rows-spanned="1">
            <text:p>Quantas vezes os impostos ultrapassaram o valor de R$ 120,00?</text:p>
          </table:table-cell>
          <table:covered-table-cell/>
          <table:table-cell table:style-name="ce3" table:formula="of:=SUM(COUNTIF([.D3:.D10];&quot;&gt;120&quot;);COUNTIF([.F3:.F10];&quot;&gt;120&quot;))" office:value-type="float" office:value="5" calcext:value-type="float">
            <text:p>5</text:p>
          </table:table-cell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3" table:number-columns-repeated="2"/>
          <table:table-cell table:style-name="ce9" office:value-type="string" calcext:value-type="string" table:number-columns-spanned="2" table:number-rows-spanned="1">
            <text:p>Quantos produtos tem Valor Final acima de R$ 800,00?</text:p>
          </table:table-cell>
          <table:covered-table-cell/>
          <table:table-cell table:style-name="ce3" table:formula="of:=COUNTIF([.I3:.I10];&quot;&gt;800&quot;)" office:value-type="float" office:value="4" calcext:value-type="float">
            <text:p>4</text:p>
          </table:table-cell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 table:number-rows-repeated="982">
          <table:table-cell table:style-name="ce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ágina3" table:style-name="ta3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 table:number-rows-repeated="4">
          <table:table-cell table:style-name="ce3" table:number-columns-repeated="8"/>
          <table:table-cell table:style-name="ce13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3"/>
          <table:table-cell table:style-name="ce5" office:value-type="string" calcext:value-type="string">
            <text:p>DISCIPLINAS</text:p>
          </table:table-cell>
          <table:table-cell table:style-name="ce5" office:value-type="string" calcext:value-type="string">
            <text:p>1º BIMESTRE</text:p>
          </table:table-cell>
          <table:table-cell table:style-name="ce5" office:value-type="string" calcext:value-type="string">
            <text:p>2º BIMESTRE</text:p>
          </table:table-cell>
          <table:table-cell table:style-name="ce5" office:value-type="string" calcext:value-type="string">
            <text:p>3º BIMESTRE</text:p>
          </table:table-cell>
          <table:table-cell table:style-name="ce5" office:value-type="string" calcext:value-type="string">
            <text:p>4º BIMESTRE</text:p>
          </table:table-cell>
          <table:table-cell table:style-name="ce5" office:value-type="string" calcext:value-type="string">
            <text:p>SOMA</text:p>
          </table:table-cell>
          <table:table-cell table:style-name="ce5" office:value-type="string" calcext:value-type="string">
            <text:p>MÉDIA</text:p>
          </table:table-cell>
          <table:table-cell table:style-name="ce14" office:value-type="string" calcext:value-type="string">
            <text:p>SITUAÇÃO</text:p>
          </table:table-cell>
          <table:table-cell table:style-name="ce3" table:number-columns-repeated="3"/>
          <table:table-cell table:style-name="ce13"/>
          <table:table-cell table:style-name="ce3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12" office:value-type="string" calcext:value-type="string">
            <text:p>ECONOMETRIA I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.5" calcext:value-type="float">
            <text:p>8.5</text:p>
          </table:table-cell>
          <table:table-cell table:style-name="ce12" office:value-type="float" office:value="9" calcext:value-type="float">
            <text:p>9</text:p>
          </table:table-cell>
          <table:table-cell table:style-name="ce3" table:formula="of:=SUM([.C6:.F6])" office:value-type="float" office:value="32.5" calcext:value-type="float">
            <text:p>32.5</text:p>
          </table:table-cell>
          <table:table-cell table:style-name="ce3" table:formula="of:=divide([.G6];4)" office:value-type="string" office:string-value="" calcext:value-type="error">
            <text:p>#NAME?</text:p>
          </table:table-cell>
          <table:table-cell table:style-name="ce13" table:formula="of:=IF([.H6]&gt;=7;&quot;APROVADO&quot;;&quot;REPROVADO&quot;)" office:value-type="string" office:string-value="" calcext:value-type="error">
            <text:p>#NAME?</text:p>
          </table:table-cell>
          <table:table-cell table:style-name="ce3" table:number-columns-repeated="3"/>
          <table:table-cell table:style-name="ce15"/>
          <table:table-cell table:style-name="ce3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12" office:value-type="string" calcext:value-type="string">
            <text:p>ECONOMETRIA II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3" table:formula="of:=SUM([.C7:.F7])" office:value-type="float" office:value="24" calcext:value-type="float">
            <text:p>24</text:p>
          </table:table-cell>
          <table:table-cell table:style-name="ce3" table:formula="of:=divide([.G7];4)" office:value-type="string" office:string-value="" calcext:value-type="error">
            <text:p>#NAME?</text:p>
          </table:table-cell>
          <table:table-cell table:style-name="ce13" table:formula="of:=IF([.H7]&gt;=7;&quot;APROVADO&quot;;&quot;REPROVADO&quot;)" office:value-type="string" office:string-value="" calcext:value-type="error">
            <text:p>#NAME?</text:p>
          </table:table-cell>
          <table:table-cell table:style-name="ce3" table:number-columns-repeated="3"/>
          <table:table-cell table:style-name="ce15"/>
          <table:table-cell table:style-name="ce3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12" office:value-type="string" calcext:value-type="string">
            <text:p>ÁLGEBRA LINEAR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3" table:formula="of:=SUM([.C8:.F8])" office:value-type="float" office:value="29.5" calcext:value-type="float">
            <text:p>29.5</text:p>
          </table:table-cell>
          <table:table-cell table:style-name="ce3" table:formula="of:=divide([.G8];4)" office:value-type="string" office:string-value="" calcext:value-type="error">
            <text:p>#NAME?</text:p>
          </table:table-cell>
          <table:table-cell table:style-name="ce13" table:formula="of:=IF([.H8]&gt;=7;&quot;APROVADO&quot;;&quot;REPROVADO&quot;)" office:value-type="string" office:string-value="" calcext:value-type="error">
            <text:p>#NAME?</text:p>
          </table:table-cell>
          <table:table-cell table:style-name="ce3" table:number-columns-repeated="3"/>
          <table:table-cell table:style-name="ce15"/>
          <table:table-cell table:style-name="ce3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12" office:value-type="string" calcext:value-type="string">
            <text:p>MATEMÁTICA I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3" table:formula="of:=SUM([.C9:.F9])" office:value-type="float" office:value="21" calcext:value-type="float">
            <text:p>21</text:p>
          </table:table-cell>
          <table:table-cell table:style-name="ce3" table:formula="of:=divide([.G9];4)" office:value-type="string" office:string-value="" calcext:value-type="error">
            <text:p>#NAME?</text:p>
          </table:table-cell>
          <table:table-cell table:style-name="ce13" table:formula="of:=IF([.H9]&gt;=7;&quot;APROVADO&quot;;&quot;REPROVADO&quot;)" office:value-type="string" office:string-value="" calcext:value-type="error">
            <text:p>#NAME?</text:p>
          </table:table-cell>
          <table:table-cell table:style-name="ce3" table:number-columns-repeated="3"/>
          <table:table-cell table:style-name="ce15"/>
          <table:table-cell table:style-name="ce3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12" office:value-type="string" calcext:value-type="string">
            <text:p>ECONOMIA DINÂMICA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8.5" calcext:value-type="float">
            <text:p>8.5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7" calcext:value-type="float">
            <text:p>7</text:p>
          </table:table-cell>
          <table:table-cell table:style-name="ce3" table:formula="of:=SUM([.C10:.F10])" office:value-type="float" office:value="33" calcext:value-type="float">
            <text:p>33</text:p>
          </table:table-cell>
          <table:table-cell table:style-name="ce3" table:formula="of:=divide([.G10];4)" office:value-type="string" office:string-value="" calcext:value-type="error">
            <text:p>#NAME?</text:p>
          </table:table-cell>
          <table:table-cell table:style-name="ce13" table:formula="of:=IF([.H10]&gt;=7;&quot;APROVADO&quot;;&quot;REPROVADO&quot;)" office:value-type="string" office:string-value="" calcext:value-type="error">
            <text:p>#NAME?</text:p>
          </table:table-cell>
          <table:table-cell table:style-name="ce3" table:number-columns-repeated="3"/>
          <table:table-cell table:style-name="ce15"/>
          <table:table-cell table:style-name="ce3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12" office:value-type="string" calcext:value-type="string">
            <text:p>ESTATÍSTICA I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 table:style-name="ce12" office:value-type="float" office:value="4" calcext:value-type="float">
            <text:p>4</text:p>
          </table:table-cell>
          <table:table-cell table:style-name="ce3" table:formula="of:=SUM([.C11:.F11])" office:value-type="float" office:value="15" calcext:value-type="float">
            <text:p>15</text:p>
          </table:table-cell>
          <table:table-cell table:style-name="ce3" table:formula="of:=divide([.G11];4)" office:value-type="string" office:string-value="" calcext:value-type="error">
            <text:p>#NAME?</text:p>
          </table:table-cell>
          <table:table-cell table:style-name="ce13" table:formula="of:=IF([.H11]&gt;=7;&quot;APROVADO&quot;;&quot;REPROVADO&quot;)" office:value-type="string" office:string-value="" calcext:value-type="error">
            <text:p>#NAME?</text:p>
          </table:table-cell>
          <table:table-cell table:style-name="ce3" table:number-columns-repeated="3"/>
          <table:table-cell table:style-name="ce15"/>
          <table:table-cell table:style-name="ce3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12" office:value-type="string" calcext:value-type="string">
            <text:p>ESTATÍSTICA II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3" table:formula="of:=SUM([.C12:.F12])" office:value-type="float" office:value="34" calcext:value-type="float">
            <text:p>34</text:p>
          </table:table-cell>
          <table:table-cell table:style-name="ce3" table:formula="of:=divide([.G12];4)" office:value-type="string" office:string-value="" calcext:value-type="error">
            <text:p>#NAME?</text:p>
          </table:table-cell>
          <table:table-cell table:style-name="ce13" table:formula="of:=IF([.H12]&gt;=7;&quot;APROVADO&quot;;&quot;REPROVADO&quot;)" office:value-type="string" office:string-value="" calcext:value-type="error">
            <text:p>#NAME?</text:p>
          </table:table-cell>
          <table:table-cell table:style-name="ce3" table:number-columns-repeated="3"/>
          <table:table-cell table:style-name="ce15"/>
          <table:table-cell table:style-name="ce3" table:number-columns-repeated="13"/>
          <table:table-cell table:number-columns-repeated="998"/>
        </table:table-row>
        <table:table-row table:style-name="ro1" table:number-rows-repeated="988">
          <table:table-cell table:style-name="ce3" table:number-columns-repeated="8"/>
          <table:table-cell table:style-name="ce13"/>
          <table:table-cell table:style-name="ce3" table:number-columns-repeated="17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ágina3.I1:Página3.I1000 Página3.M5:Página3.M5">
            <calcext:condition calcext:apply-style-name="ConditionalStyle_1" calcext:value="=&quot;APROVADO&quot;" calcext:base-cell-address="Página3.I1"/>
          </calcext:conditional-format>
          <calcext:conditional-format calcext:target-range-address="Página3.I1:Página3.I1000 Página3.M5:Página3.M5">
            <calcext:condition calcext:apply-style-name="ConditionalStyle_2" calcext:value="=&quot;REPROVADO&quot;" calcext:base-cell-address="Página3.I1"/>
          </calcext:conditional-format>
          <calcext:conditional-format calcext:target-range-address="Página3.M6:Página3.M12">
            <calcext:condition calcext:apply-style-name="ConditionalStyle_3" calcext:value="=&quot;A&quot;" calcext:base-cell-address="Página3.M6"/>
          </calcext:conditional-format>
          <calcext:conditional-format calcext:target-range-address="Página3.M6:Página3.M12">
            <calcext:condition calcext:apply-style-name="ConditionalStyle_4" calcext:value="=&quot;R&quot;" calcext:base-cell-address="Página3.M6"/>
          </calcext:conditional-format>
        </calcext:conditional-formats>
      </table:table>
      <table:table table:name="Página4" table:style-name="ta4">
        <table:table-column table:style-name="co1" table:number-columns-repeated="7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4" table:default-cell-style-name="Default"/>
        <table:table-row table:style-name="ro1">
          <table:table-cell table:number-columns-repeated="2"/>
          <table:table-cell table:style-name="ce16" table:number-columns-repeated="4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Ano</text:p>
          </table:table-cell>
          <table:table-cell table:style-name="ce17" office:value-type="string" calcext:value-type="string">
            <text:p>Saldo Inicial</text:p>
          </table:table-cell>
          <table:table-cell table:style-name="ce17" office:value-type="string" calcext:value-type="string">
            <text:p>Juros</text:p>
          </table:table-cell>
          <table:table-cell table:style-name="ce17" office:value-type="string" calcext:value-type="string">
            <text:p>Amortização</text:p>
          </table:table-cell>
          <table:table-cell table:style-name="ce17" office:value-type="string" calcext:value-type="string">
            <text:p>Saldo Final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2000" calcext:value-type="float">
            <text:p>2000</text:p>
          </table:table-cell>
          <table:table-cell table:style-name="ce17" office:value-type="currency" office:currency="R$ " office:value="80000" calcext:value-type="currency">
            <text:p>R$ 80,000.00</text:p>
          </table:table-cell>
          <table:table-cell table:style-name="ce17" table:formula="of:=PRODUCT([.C3];0.08)" office:value-type="currency" office:currency="R$ " office:value="6400" calcext:value-type="currency">
            <text:p>R$ 6,400.00</text:p>
          </table:table-cell>
          <table:table-cell table:style-name="ce17" office:value-type="currency" office:currency="R$ " office:value="7000" calcext:value-type="currency">
            <text:p>R$ 7,000.00</text:p>
          </table:table-cell>
          <table:table-cell table:style-name="ce17" table:formula="of:=[.D3]-[.E3]+[.C3]" office:value-type="currency" office:currency="R$ " office:value="79400" calcext:value-type="currency">
            <text:p>R$ 79,400.00</text:p>
          </table:table-cell>
          <table:table-cell/>
          <table:table-cell table:style-name="ce18" office:value-type="string" calcext:value-type="string">
            <text:p>Saldo final 2015</text:p>
          </table:table-cell>
          <table:table-cell table:style-name="ce16" office:value-type="currency" office:currency="R$ " office:value="61805.430174994" calcext:value-type="currency">
            <text:p>R$ 61,805.4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float" office:value="2001" calcext:value-type="float">
            <text:p>2001</text:p>
          </table:table-cell>
          <table:table-cell table:style-name="ce17" table:formula="of:=[.D3]-[.E3]+[.C3]" office:value-type="currency" office:currency="R$ " office:value="79400" calcext:value-type="currency">
            <text:p>R$ 79,400.00</text:p>
          </table:table-cell>
          <table:table-cell table:style-name="ce17" table:formula="of:=PRODUCT([.C4];0.08)" office:value-type="currency" office:currency="R$ " office:value="6352" calcext:value-type="currency">
            <text:p>R$ 6,352.00</text:p>
          </table:table-cell>
          <table:table-cell table:style-name="ce17" office:value-type="currency" office:currency="R$ " office:value="7000" calcext:value-type="currency">
            <text:p>R$ 7,000.00</text:p>
          </table:table-cell>
          <table:table-cell table:style-name="ce17" table:formula="of:=[.D4]-[.E4]+[.C4]" office:value-type="currency" office:currency="R$ " office:value="78752" calcext:value-type="currency">
            <text:p>R$ 78,752.00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2002" calcext:value-type="float">
            <text:p>2002</text:p>
          </table:table-cell>
          <table:table-cell table:style-name="ce17" table:formula="of:=[.D4]-[.E4]+[.C4]" office:value-type="currency" office:currency="R$ " office:value="78752" calcext:value-type="currency">
            <text:p>R$ 78,752.00</text:p>
          </table:table-cell>
          <table:table-cell table:style-name="ce17" table:formula="of:=PRODUCT([.C5];0.08)" office:value-type="currency" office:currency="R$ " office:value="6300.16" calcext:value-type="currency">
            <text:p>R$ 6,300.16</text:p>
          </table:table-cell>
          <table:table-cell table:style-name="ce17" office:value-type="currency" office:currency="R$ " office:value="7000" calcext:value-type="currency">
            <text:p>R$ 7,000.00</text:p>
          </table:table-cell>
          <table:table-cell table:style-name="ce17" table:formula="of:=[.D5]-[.E5]+[.C5]" office:value-type="currency" office:currency="R$ " office:value="78052.16" calcext:value-type="currency">
            <text:p>R$ 78,052.16</text:p>
          </table:table-cell>
          <table:table-cell/>
          <table:table-cell table:style-name="ce18" office:value-type="string" calcext:value-type="string">
            <text:p>Saldo final 2012</text:p>
          </table:table-cell>
          <table:table-cell table:style-name="ce16" office:value-type="currency" office:currency="R$ " office:value="67102.8220537663" calcext:value-type="currency">
            <text:p>R$ 67,102.82</text:p>
          </table:table-cell>
          <table:table-cell table:style-name="ce18" office:value-type="string" calcext:value-type="string">
            <text:p>Não é 70.012,71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2003" calcext:value-type="float">
            <text:p>2003</text:p>
          </table:table-cell>
          <table:table-cell table:style-name="ce17" table:formula="of:=[.D5]-[.E5]+[.C5]" office:value-type="currency" office:currency="R$ " office:value="78052.16" calcext:value-type="currency">
            <text:p>R$ 78,052.16</text:p>
          </table:table-cell>
          <table:table-cell table:style-name="ce17" table:formula="of:=PRODUCT([.C6];0.08)" office:value-type="currency" office:currency="R$ " office:value="6244.1728" calcext:value-type="currency">
            <text:p>R$ 6,244.17</text:p>
          </table:table-cell>
          <table:table-cell table:style-name="ce17" office:value-type="currency" office:currency="R$ " office:value="7000" calcext:value-type="currency">
            <text:p>R$ 7,000.00</text:p>
          </table:table-cell>
          <table:table-cell table:style-name="ce17" table:formula="of:=[.D6]-[.E6]+[.C6]" office:value-type="currency" office:currency="R$ " office:value="77296.3328" calcext:value-type="currency">
            <text:p>R$ 77,296.33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2004" calcext:value-type="float">
            <text:p>2004</text:p>
          </table:table-cell>
          <table:table-cell table:style-name="ce17" table:formula="of:=[.D6]-[.E6]+[.C6]" office:value-type="currency" office:currency="R$ " office:value="77296.3328" calcext:value-type="currency">
            <text:p>R$ 77,296.33</text:p>
          </table:table-cell>
          <table:table-cell table:style-name="ce17" table:formula="of:=PRODUCT([.C7];0.08)" office:value-type="currency" office:currency="R$ " office:value="6183.706624" calcext:value-type="currency">
            <text:p>R$ 6,183.71</text:p>
          </table:table-cell>
          <table:table-cell table:style-name="ce17" office:value-type="currency" office:currency="R$ " office:value="7000" calcext:value-type="currency">
            <text:p>R$ 7,000.00</text:p>
          </table:table-cell>
          <table:table-cell table:style-name="ce17" table:formula="of:=[.D7]-[.E7]+[.C7]" office:value-type="currency" office:currency="R$ " office:value="76480.039424" calcext:value-type="currency">
            <text:p>R$ 76,480.04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2005" calcext:value-type="float">
            <text:p>2005</text:p>
          </table:table-cell>
          <table:table-cell table:style-name="ce17" table:formula="of:=[.D7]-[.E7]+[.C7]" office:value-type="currency" office:currency="R$ " office:value="76480.039424" calcext:value-type="currency">
            <text:p>R$ 76,480.04</text:p>
          </table:table-cell>
          <table:table-cell table:style-name="ce17" table:formula="of:=PRODUCT([.C8];0.08)" office:value-type="currency" office:currency="R$ " office:value="6118.40315392" calcext:value-type="currency">
            <text:p>R$ 6,118.40</text:p>
          </table:table-cell>
          <table:table-cell table:style-name="ce17" office:value-type="currency" office:currency="R$ " office:value="7000" calcext:value-type="currency">
            <text:p>R$ 7,000.00</text:p>
          </table:table-cell>
          <table:table-cell table:style-name="ce17" table:formula="of:=[.D8]-[.E8]+[.C8]" office:value-type="currency" office:currency="R$ " office:value="75598.44257792" calcext:value-type="currency">
            <text:p>R$ 75,598.44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2006" calcext:value-type="float">
            <text:p>2006</text:p>
          </table:table-cell>
          <table:table-cell table:style-name="ce17" table:formula="of:=[.D8]-[.E8]+[.C8]" office:value-type="currency" office:currency="R$ " office:value="75598.44257792" calcext:value-type="currency">
            <text:p>R$ 75,598.44</text:p>
          </table:table-cell>
          <table:table-cell table:style-name="ce17" table:formula="of:=PRODUCT([.C9];0.08)" office:value-type="currency" office:currency="R$ " office:value="6047.8754062336" calcext:value-type="currency">
            <text:p>R$ 6,047.88</text:p>
          </table:table-cell>
          <table:table-cell table:style-name="ce17" office:value-type="currency" office:currency="R$ " office:value="7000" calcext:value-type="currency">
            <text:p>R$ 7,000.00</text:p>
          </table:table-cell>
          <table:table-cell table:style-name="ce17" table:formula="of:=[.D9]-[.E9]+[.C9]" office:value-type="currency" office:currency="R$ " office:value="74646.3179841536" calcext:value-type="currency">
            <text:p>R$ 74,646.32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2007" calcext:value-type="float">
            <text:p>2007</text:p>
          </table:table-cell>
          <table:table-cell table:style-name="ce17" table:formula="of:=[.D9]-[.E9]+[.C9]" office:value-type="currency" office:currency="R$ " office:value="74646.3179841536" calcext:value-type="currency">
            <text:p>R$ 74,646.32</text:p>
          </table:table-cell>
          <table:table-cell table:style-name="ce17" table:formula="of:=PRODUCT([.C10];0.08)" office:value-type="currency" office:currency="R$ " office:value="5971.70543873229" calcext:value-type="currency">
            <text:p>R$ 5,971.71</text:p>
          </table:table-cell>
          <table:table-cell table:style-name="ce17" office:value-type="currency" office:currency="R$ " office:value="7000" calcext:value-type="currency">
            <text:p>R$ 7,000.00</text:p>
          </table:table-cell>
          <table:table-cell table:style-name="ce17" table:formula="of:=[.D10]-[.E10]+[.C10]" office:value-type="currency" office:currency="R$ " office:value="73618.0234228859" calcext:value-type="currency">
            <text:p>R$ 73,618.02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2008" calcext:value-type="float">
            <text:p>2008</text:p>
          </table:table-cell>
          <table:table-cell table:style-name="ce17" table:formula="of:=[.D10]-[.E10]+[.C10]" office:value-type="currency" office:currency="R$ " office:value="73618.0234228859" calcext:value-type="currency">
            <text:p>R$ 73,618.02</text:p>
          </table:table-cell>
          <table:table-cell table:style-name="ce17" table:formula="of:=PRODUCT([.C11];0.08)" office:value-type="currency" office:currency="R$ " office:value="5889.44187383087" calcext:value-type="currency">
            <text:p>R$ 5,889.44</text:p>
          </table:table-cell>
          <table:table-cell table:style-name="ce17" office:value-type="currency" office:currency="R$ " office:value="7000" calcext:value-type="currency">
            <text:p>R$ 7,000.00</text:p>
          </table:table-cell>
          <table:table-cell table:style-name="ce17" table:formula="of:=[.D11]-[.E11]+[.C11]" office:value-type="currency" office:currency="R$ " office:value="72507.4652967168" calcext:value-type="currency">
            <text:p>R$ 72,507.47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2009" calcext:value-type="float">
            <text:p>2009</text:p>
          </table:table-cell>
          <table:table-cell table:style-name="ce17" table:formula="of:=[.D11]-[.E11]+[.C11]" office:value-type="currency" office:currency="R$ " office:value="72507.4652967168" calcext:value-type="currency">
            <text:p>R$ 72,507.47</text:p>
          </table:table-cell>
          <table:table-cell table:style-name="ce17" table:formula="of:=PRODUCT([.C12];0.08)" office:value-type="currency" office:currency="R$ " office:value="5800.59722373734" calcext:value-type="currency">
            <text:p>R$ 5,800.60</text:p>
          </table:table-cell>
          <table:table-cell table:style-name="ce17" office:value-type="currency" office:currency="R$ " office:value="7000" calcext:value-type="currency">
            <text:p>R$ 7,000.00</text:p>
          </table:table-cell>
          <table:table-cell table:style-name="ce17" table:formula="of:=[.D12]-[.E12]+[.C12]" office:value-type="currency" office:currency="R$ " office:value="71308.0625204541" calcext:value-type="currency">
            <text:p>R$ 71,308.06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2010" calcext:value-type="float">
            <text:p>2010</text:p>
          </table:table-cell>
          <table:table-cell table:style-name="ce17" table:formula="of:=[.D12]-[.E12]+[.C12]" office:value-type="currency" office:currency="R$ " office:value="71308.0625204541" calcext:value-type="currency">
            <text:p>R$ 71,308.06</text:p>
          </table:table-cell>
          <table:table-cell table:style-name="ce17" table:formula="of:=PRODUCT([.C13];0.08)" office:value-type="currency" office:currency="R$ " office:value="5704.64500163633" calcext:value-type="currency">
            <text:p>R$ 5,704.65</text:p>
          </table:table-cell>
          <table:table-cell table:style-name="ce17" office:value-type="currency" office:currency="R$ " office:value="7000" calcext:value-type="currency">
            <text:p>R$ 7,000.00</text:p>
          </table:table-cell>
          <table:table-cell table:style-name="ce17" table:formula="of:=[.D13]-[.E13]+[.C13]" office:value-type="currency" office:currency="R$ " office:value="70012.7075220904" calcext:value-type="currency">
            <text:p>R$ 70,012.71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2011" calcext:value-type="float">
            <text:p>2011</text:p>
          </table:table-cell>
          <table:table-cell table:style-name="ce17" table:formula="of:=[.D13]-[.E13]+[.C13]" office:value-type="currency" office:currency="R$ " office:value="70012.7075220904" calcext:value-type="currency">
            <text:p>R$ 70,012.71</text:p>
          </table:table-cell>
          <table:table-cell table:style-name="ce17" table:formula="of:=PRODUCT([.C14];0.08)" office:value-type="currency" office:currency="R$ " office:value="5601.01660176723" calcext:value-type="currency">
            <text:p>R$ 5,601.02</text:p>
          </table:table-cell>
          <table:table-cell table:style-name="ce17" office:value-type="currency" office:currency="R$ " office:value="7000" calcext:value-type="currency">
            <text:p>R$ 7,000.00</text:p>
          </table:table-cell>
          <table:table-cell table:style-name="ce17" table:formula="of:=[.D14]-[.E14]+[.C14]" office:value-type="currency" office:currency="R$ " office:value="68613.7241238577" calcext:value-type="currency">
            <text:p>R$ 68,613.72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2012" calcext:value-type="float">
            <text:p>2012</text:p>
          </table:table-cell>
          <table:table-cell table:style-name="ce17" table:formula="of:=[.D14]-[.E14]+[.C14]" office:value-type="currency" office:currency="R$ " office:value="68613.7241238577" calcext:value-type="currency">
            <text:p>R$ 68,613.72</text:p>
          </table:table-cell>
          <table:table-cell table:style-name="ce17" table:formula="of:=PRODUCT([.C15];0.08)" office:value-type="currency" office:currency="R$ " office:value="5489.09792990861" calcext:value-type="currency">
            <text:p>R$ 5,489.10</text:p>
          </table:table-cell>
          <table:table-cell table:style-name="ce17" office:value-type="currency" office:currency="R$ " office:value="7000" calcext:value-type="currency">
            <text:p>R$ 7,000.00</text:p>
          </table:table-cell>
          <table:table-cell table:style-name="ce17" table:formula="of:=[.D15]-[.E15]+[.C15]" office:value-type="currency" office:currency="R$ " office:value="67102.8220537663" calcext:value-type="currency">
            <text:p>R$ 67,102.82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2013" calcext:value-type="float">
            <text:p>2013</text:p>
          </table:table-cell>
          <table:table-cell table:style-name="ce17" table:formula="of:=[.D15]-[.E15]+[.C15]" office:value-type="currency" office:currency="R$ " office:value="67102.8220537663" calcext:value-type="currency">
            <text:p>R$ 67,102.82</text:p>
          </table:table-cell>
          <table:table-cell table:style-name="ce17" table:formula="of:=PRODUCT([.C16];0.08)" office:value-type="currency" office:currency="R$ " office:value="5368.2257643013" calcext:value-type="currency">
            <text:p>R$ 5,368.23</text:p>
          </table:table-cell>
          <table:table-cell table:style-name="ce17" office:value-type="currency" office:currency="R$ " office:value="7000" calcext:value-type="currency">
            <text:p>R$ 7,000.00</text:p>
          </table:table-cell>
          <table:table-cell table:style-name="ce17" table:formula="of:=[.D16]-[.E16]+[.C16]" office:value-type="currency" office:currency="R$ " office:value="65471.0478180676" calcext:value-type="currency">
            <text:p>R$ 65,471.05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2014" calcext:value-type="float">
            <text:p>2014</text:p>
          </table:table-cell>
          <table:table-cell table:style-name="ce17" table:formula="of:=[.D16]-[.E16]+[.C16]" office:value-type="currency" office:currency="R$ " office:value="65471.0478180676" calcext:value-type="currency">
            <text:p>R$ 65,471.05</text:p>
          </table:table-cell>
          <table:table-cell table:style-name="ce17" table:formula="of:=PRODUCT([.C17];0.08)" office:value-type="currency" office:currency="R$ " office:value="5237.68382544541" calcext:value-type="currency">
            <text:p>R$ 5,237.68</text:p>
          </table:table-cell>
          <table:table-cell table:style-name="ce17" office:value-type="currency" office:currency="R$ " office:value="7000" calcext:value-type="currency">
            <text:p>R$ 7,000.00</text:p>
          </table:table-cell>
          <table:table-cell table:style-name="ce17" table:formula="of:=[.D17]-[.E17]+[.C17]" office:value-type="currency" office:currency="R$ " office:value="63708.731643513" calcext:value-type="currency">
            <text:p>R$ 63,708.73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2015" calcext:value-type="float">
            <text:p>2015</text:p>
          </table:table-cell>
          <table:table-cell table:style-name="ce17" table:formula="of:=[.D17]-[.E17]+[.C17]" office:value-type="currency" office:currency="R$ " office:value="63708.731643513" calcext:value-type="currency">
            <text:p>R$ 63,708.73</text:p>
          </table:table-cell>
          <table:table-cell table:style-name="ce17" table:formula="of:=PRODUCT([.C18];0.08)" office:value-type="currency" office:currency="R$ " office:value="5096.69853148104" calcext:value-type="currency">
            <text:p>R$ 5,096.70</text:p>
          </table:table-cell>
          <table:table-cell table:style-name="ce17" office:value-type="currency" office:currency="R$ " office:value="7000" calcext:value-type="currency">
            <text:p>R$ 7,000.00</text:p>
          </table:table-cell>
          <table:table-cell table:style-name="ce17" table:formula="of:=[.D18]-[.E18]+[.C18]" office:value-type="currency" office:currency="R$ " office:value="61805.430174994" calcext:value-type="currency">
            <text:p>R$ 61,805.43</text:p>
          </table:table-cell>
          <table:table-cell table:number-columns-repeated="1018"/>
        </table:table-row>
        <table:table-row table:style-name="ro1" table:number-rows-repeated="982">
          <table:table-cell table:number-columns-repeated="2"/>
          <table:table-cell table:style-name="ce16" table:number-columns-repeated="4"/>
          <table:table-cell table:number-columns-repeated="101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ágina5" table:style-name="ta5">
        <table:table-column table:style-name="co1" table:number-columns-repeated="6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1" table:number-rows-repeated="2">
          <table:table-cell table:style-name="ce3" table:number-columns-repeated="5"/>
          <table:table-cell table:style-name="ce17" table:number-columns-repeated="2"/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3" table:number-columns-repeated="2"/>
          <table:table-cell table:style-name="ce19" office:value-type="string" calcext:value-type="string">
            <text:p>Funcionário</text:p>
          </table:table-cell>
          <table:table-cell table:style-name="ce21" office:value-type="string" calcext:value-type="string">
            <text:p>Tempo de Serviços (anos)</text:p>
          </table:table-cell>
          <table:table-cell table:style-name="ce19" office:value-type="string" calcext:value-type="string">
            <text:p>Total de Horas</text:p>
          </table:table-cell>
          <table:table-cell table:style-name="ce22" office:value-type="string" calcext:value-type="string">
            <text:p>Salário Bruto</text:p>
          </table:table-cell>
          <table:table-cell table:style-name="ce23" office:value-type="string" calcext:value-type="string">
            <text:p>Adicional por Tempo de Serviço</text:p>
          </table:table-cell>
          <table:table-cell table:style-name="ce19" office:value-type="string" calcext:value-type="string">
            <text:p>IRRF</text:p>
          </table:table-cell>
          <table:table-cell table:style-name="ce19" office:value-type="string" calcext:value-type="string">
            <text:p>Salário Líquido</text:p>
          </table:table-cell>
          <table:table-cell table:style-name="ce3"/>
          <table:table-cell table:style-name="ce3" office:value-type="string" calcext:value-type="string">
            <text:p>Valor hora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4"/>
          <table:table-cell table:number-columns-repeated="998"/>
        </table:table-row>
        <table:table-row table:style-name="ro1">
          <table:table-cell table:style-name="ce3" table:number-columns-repeated="2"/>
          <table:table-cell table:style-name="ce20" office:value-type="string" calcext:value-type="string">
            <text:p>Denise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0" calcext:value-type="float">
            <text:p>160</text:p>
          </table:table-cell>
          <table:table-cell table:style-name="ce17" table:formula="of:=[.E4]*[.$L$3]" office:value-type="currency" office:currency="R$ " office:value="3200" calcext:value-type="currency">
            <text:p>R$ 3,200.00</text:p>
          </table:table-cell>
          <table:table-cell table:style-name="ce17" table:formula="of:=IF([.D4]&gt;=15;10%*[.F4];IF([.D4]&gt;=10;5%*[.F4];IF([.D4]&lt;10;3%*[.F4])))" office:value-type="currency" office:currency="R$ " office:value="320" calcext:value-type="currency">
            <text:p>R$ 320.00</text:p>
          </table:table-cell>
          <table:table-cell table:style-name="ce17" table:formula="of:=IF([.G4]&lt;=[.L5]*[.L4];5%*[.G4];8%*[.G4])" office:value-type="currency" office:currency="R$ " office:value="16" calcext:value-type="currency">
            <text:p>R$ 16.00</text:p>
          </table:table-cell>
          <table:table-cell table:style-name="ce17" table:formula="of:=[.F4]+[.G4]-[.H4]" office:value-type="currency" office:currency="R$ " office:value="3504" calcext:value-type="currency">
            <text:p>R$ 3,504.00</text:p>
          </table:table-cell>
          <table:table-cell table:style-name="ce3"/>
          <table:table-cell table:style-name="ce3" office:value-type="string" calcext:value-type="string">
            <text:p>Salário Mínimo</text:p>
          </table:table-cell>
          <table:table-cell table:style-name="ce3" office:value-type="float" office:value="350" calcext:value-type="float">
            <text:p>350</text:p>
          </table:table-cell>
          <table:table-cell table:style-name="ce3" table:number-columns-repeated="14"/>
          <table:table-cell table:number-columns-repeated="998"/>
        </table:table-row>
        <table:table-row table:style-name="ro1">
          <table:table-cell table:style-name="ce3" table:number-columns-repeated="2"/>
          <table:table-cell table:style-name="ce20" office:value-type="string" calcext:value-type="string">
            <text:p>Sandra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20" calcext:value-type="float">
            <text:p>120</text:p>
          </table:table-cell>
          <table:table-cell table:style-name="ce17" table:formula="of:=[.E5]*[.$L$3]" office:value-type="currency" office:currency="R$ " office:value="2400" calcext:value-type="currency">
            <text:p>R$ 2,400.00</text:p>
          </table:table-cell>
          <table:table-cell table:style-name="ce17" table:formula="of:=IF([.D5]&gt;=15;10%*[.F5];IF([.D5]&gt;=10;5%*[.F5];IF([.D5]&lt;10;3%*[.F5])))" office:value-type="currency" office:currency="R$ " office:value="120" calcext:value-type="currency">
            <text:p>R$ 120.00</text:p>
          </table:table-cell>
          <table:table-cell table:style-name="ce17" table:formula="of:=IF([.G5]&lt;=[.L6]*[.L5];5%*[.G5];8%*[.G5])" office:value-type="currency" office:currency="R$ " office:value="9.6" calcext:value-type="currency">
            <text:p>R$ 9.60</text:p>
          </table:table-cell>
          <table:table-cell table:style-name="ce17" table:formula="of:=[.F5]+[.G5]-[.H5]" office:value-type="currency" office:currency="R$ " office:value="2510.4" calcext:value-type="currency">
            <text:p>R$ 2,510.40</text:p>
          </table:table-cell>
          <table:table-cell table:style-name="ce3"/>
          <table:table-cell table:style-name="ce3" office:value-type="string" calcext:value-type="string">
            <text:p>Qtd. Salário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14"/>
          <table:table-cell table:number-columns-repeated="998"/>
        </table:table-row>
        <table:table-row table:style-name="ro1">
          <table:table-cell table:style-name="ce3" table:number-columns-repeated="2"/>
          <table:table-cell table:style-name="ce20" office:value-type="string" calcext:value-type="string">
            <text:p>Jairo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0" calcext:value-type="float">
            <text:p>80</text:p>
          </table:table-cell>
          <table:table-cell table:style-name="ce17" table:formula="of:=[.E6]*[.$L$3]" office:value-type="currency" office:currency="R$ " office:value="1600" calcext:value-type="currency">
            <text:p>R$ 1,600.00</text:p>
          </table:table-cell>
          <table:table-cell table:style-name="ce17" table:formula="of:=IF([.D6]&gt;=15;10%*[.F6];IF([.D6]&gt;=10;5%*[.F6];IF([.D6]&lt;10;3%*[.F6])))" office:value-type="currency" office:currency="R$ " office:value="80" calcext:value-type="currency">
            <text:p>R$ 80.00</text:p>
          </table:table-cell>
          <table:table-cell table:style-name="ce17" table:formula="of:=IF([.G6]&lt;=[.L7]*[.L6];5%*[.G6];8%*[.G6])" office:value-type="currency" office:currency="R$ " office:value="6.4" calcext:value-type="currency">
            <text:p>R$ 6.40</text:p>
          </table:table-cell>
          <table:table-cell table:style-name="ce17" table:formula="of:=[.F6]+[.G6]-[.H6]" office:value-type="currency" office:currency="R$ " office:value="1673.6" calcext:value-type="currency">
            <text:p>R$ 1,673.60</text:p>
          </table:table-cell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3" table:number-columns-repeated="2"/>
          <table:table-cell table:style-name="ce20" office:value-type="string" calcext:value-type="string">
            <text:p>Isadora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80" calcext:value-type="float">
            <text:p>80</text:p>
          </table:table-cell>
          <table:table-cell table:style-name="ce17" table:formula="of:=[.E7]*[.$L$3]" office:value-type="currency" office:currency="R$ " office:value="1600" calcext:value-type="currency">
            <text:p>R$ 1,600.00</text:p>
          </table:table-cell>
          <table:table-cell table:style-name="ce17" table:formula="of:=IF([.D7]&gt;=15;10%*[.F7];IF([.D7]&gt;=10;5%*[.F7];IF([.D7]&lt;10;3%*[.F7])))" office:value-type="currency" office:currency="R$ " office:value="48" calcext:value-type="currency">
            <text:p>R$ 48.00</text:p>
          </table:table-cell>
          <table:table-cell table:style-name="ce17" table:formula="of:=IF([.G7]&lt;=[.L8]*[.L7];5%*[.G7];8%*[.G7])" office:value-type="currency" office:currency="R$ " office:value="3.84" calcext:value-type="currency">
            <text:p>R$ 3.84</text:p>
          </table:table-cell>
          <table:table-cell table:style-name="ce17" table:formula="of:=[.F7]+[.G7]-[.H7]" office:value-type="currency" office:currency="R$ " office:value="1644.16" calcext:value-type="currency">
            <text:p>R$ 1,644.16</text:p>
          </table:table-cell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3" table:number-columns-repeated="2"/>
          <table:table-cell table:style-name="ce20" office:value-type="string" calcext:value-type="string">
            <text:p>Paulo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20" calcext:value-type="float">
            <text:p>120</text:p>
          </table:table-cell>
          <table:table-cell table:style-name="ce17" table:formula="of:=[.E8]*[.$L$3]" office:value-type="currency" office:currency="R$ " office:value="2400" calcext:value-type="currency">
            <text:p>R$ 2,400.00</text:p>
          </table:table-cell>
          <table:table-cell table:style-name="ce17" table:formula="of:=IF([.D8]&gt;=15;10%*[.F8];IF([.D8]&gt;=10;5%*[.F8];IF([.D8]&lt;10;3%*[.F8])))" office:value-type="currency" office:currency="R$ " office:value="72" calcext:value-type="currency">
            <text:p>R$ 72.00</text:p>
          </table:table-cell>
          <table:table-cell table:style-name="ce17" table:formula="of:=IF([.G8]&lt;=[.L9]*[.L8];5%*[.G8];8%*[.G8])" office:value-type="currency" office:currency="R$ " office:value="5.76" calcext:value-type="currency">
            <text:p>R$ 5.76</text:p>
          </table:table-cell>
          <table:table-cell table:style-name="ce17" table:formula="of:=[.F8]+[.G8]-[.H8]" office:value-type="currency" office:currency="R$ " office:value="2466.24" calcext:value-type="currency">
            <text:p>R$ 2,466.24</text:p>
          </table:table-cell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3" table:number-columns-repeated="5"/>
          <table:table-cell table:style-name="ce17" table:number-columns-repeated="2"/>
          <table:table-cell table:style-name="ce3" table:number-columns-repeated="19"/>
          <table:table-cell table:number-columns-repeated="998"/>
        </table:table-row>
        <table:table-row table:style-name="ro1" table:number-rows-repeated="991">
          <table:table-cell table:style-name="ce3" table:number-columns-repeated="5"/>
          <table:table-cell table:style-name="ce17" table:number-columns-repeated="2"/>
          <table:table-cell table:style-name="ce3" table:number-columns-repeated="19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currency-style style:name="N126">
      <number:currency-symbol number:language="pt" number:country="BR">R$ </number:currency-symbol>
      <number:number number:decimal-places="2" loext:min-decimal-places="2" number:min-integer-digits="1" number:grouping="true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93c47d"/>
      <style:text-properties fo:color="#0000ff"/>
    </style:style>
    <style:style style:name="ConditionalStyle_5f_2" style:display-name="ConditionalStyle_2" style:family="table-cell" style:parent-style-name="Default">
      <style:table-cell-properties fo:background-color="#e06666"/>
      <style:text-properties fo:color="#85200c"/>
    </style:style>
    <style:style style:name="ConditionalStyle_5f_3" style:display-name="ConditionalStyle_3" style:family="table-cell" style:parent-style-name="Default">
      <style:table-cell-properties fo:background-color="#6aa84f"/>
    </style:style>
    <style:style style:name="ConditionalStyle_5f_4" style:display-name="ConditionalStyle_4" style:family="table-cell" style:parent-style-name="Default">
      <style:table-cell-properties fo:background-color="#f4ccc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ágina2" style:display-name="PageStyle_Págin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ágina3" style:display-name="PageStyle_Págin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ágina4" style:display-name="PageStyle_Página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ágina5" style:display-name="PageStyle_Página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17" meta:object-count="0"/>
    <meta:generator>LibreOfficeDev/6.0.5.2$Linux_X86_64 LibreOffice_project/</meta:generator>
  </office:meta>
</office:document-meta>
</file>